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376" officeooo:paragraph-rsid="00093376"/>
    </style:style>
    <style:style style:name="P2" style:family="paragraph" style:parent-style-name="Standard">
      <style:paragraph-properties fo:margin-top="0.0398in" fo:margin-bottom="0.0398in" loext:contextual-spacing="false" fo:text-align="justify" style:justify-single-word="false"/>
      <style:text-properties officeooo:rsid="0009894e" officeooo:paragraph-rsid="0009894e"/>
    </style:style>
    <style:style style:name="P3" style:family="paragraph" style:parent-style-name="Standard" style:list-style-name="L1">
      <style:paragraph-properties fo:margin-top="0.0398in" fo:margin-bottom="0.0398in" loext:contextual-spacing="false" fo:text-align="justify" style:justify-single-word="false"/>
      <style:text-properties officeooo:rsid="00093376" officeooo:paragraph-rsid="00093376"/>
    </style:style>
    <style:style style:name="P4" style:family="paragraph" style:parent-style-name="Standard" style:list-style-name="L1">
      <style:paragraph-properties fo:margin-top="0.0398in" fo:margin-bottom="0.0398in" loext:contextual-spacing="false" fo:text-align="justify" style:justify-single-word="false"/>
      <style:text-properties officeooo:rsid="00095a4b" officeooo:paragraph-rsid="00095a4b"/>
    </style:style>
    <style:style style:name="P5" style:family="paragraph" style:parent-style-name="Standard" style:list-style-name="L1">
      <style:paragraph-properties fo:margin-top="0.0398in" fo:margin-bottom="0.0398in" loext:contextual-spacing="false" fo:text-align="justify" style:justify-single-word="false"/>
      <style:text-properties officeooo:rsid="0009894e" officeooo:paragraph-rsid="0009894e"/>
    </style:style>
    <style:style style:name="P6" style:family="paragraph" style:parent-style-name="Standard" style:list-style-name="L2">
      <style:paragraph-properties fo:margin-top="0.0398in" fo:margin-bottom="0.0398in" loext:contextual-spacing="false" fo:text-align="justify" style:justify-single-word="false"/>
      <style:text-properties officeooo:rsid="0009894e" officeooo:paragraph-rsid="0009894e"/>
    </style:style>
    <style:style style:name="P7" style:family="paragraph" style:parent-style-name="Standard" style:list-style-name="L2">
      <style:paragraph-properties fo:margin-top="0.0398in" fo:margin-bottom="0.0398in" loext:contextual-spacing="false" fo:text-align="justify" style:justify-single-word="false"/>
      <style:text-properties officeooo:rsid="000f78ba" officeooo:paragraph-rsid="000f78ba"/>
    </style:style>
    <style:style style:name="P8" style:family="paragraph" style:parent-style-name="Standard" style:list-style-name="L2">
      <style:paragraph-properties fo:margin-top="0.0398in" fo:margin-bottom="0.0398in" loext:contextual-spacing="false" fo:text-align="justify" style:justify-single-word="false"/>
      <style:text-properties officeooo:rsid="0012767c" officeooo:paragraph-rsid="0012767c"/>
    </style:style>
    <style:style style:name="P9" style:family="paragraph" style:parent-style-name="Standard" style:list-style-name="L2">
      <style:paragraph-properties fo:margin-top="0.0398in" fo:margin-bottom="0.0398in" loext:contextual-spacing="false" fo:text-align="justify" style:justify-single-word="false"/>
      <style:text-properties officeooo:rsid="00135dd2" officeooo:paragraph-rsid="00135dd2"/>
    </style:style>
    <style:style style:name="T1" style:family="text">
      <style:text-properties fo:language="es" fo:country="CR" style:font-size-asian="10.5pt"/>
    </style:style>
    <style:style style:name="T2" style:family="text">
      <style:text-properties officeooo:rsid="00095a4b"/>
    </style:style>
    <style:style style:name="T3" style:family="text">
      <style:text-properties officeooo:rsid="0009894e"/>
    </style:style>
    <style:style style:name="T4" style:family="text">
      <style:text-properties officeooo:rsid="000b5aba"/>
    </style:style>
    <style:style style:name="T5" style:family="text">
      <style:text-properties officeooo:rsid="0012767c"/>
    </style:style>
    <style:style style:name="T6" style:family="text">
      <style:text-properties officeooo:rsid="00135d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ana 1 <text:span text:style-name="T4">(25 abril – 1 mayo)</text:span></text:p>
      <text:list xml:id="list9016178531938469390" text:style-name="L1">
        <text:list-item>
          <text:p text:style-name="P3"><text:span text:style-name="T1">Sábado</text:span> 30 de abril:</text:p>
          <text:list>
            <text:list-item>
              <text:p text:style-name="P3">3:15pm Se inicia con la investigación del funcionamiento de la beagleboard, se conecta esta a la compu para otorgarle energía, una vez se intentó bootear el beagleboard se encontró un error, <text:span text:style-name="T2">el cual era que no le llegaba suficiente corriente por parte de la computadora (solucionado a las 530pm)</text:span></text:p>
            </text:list-item>
            <text:list-item>
              <text:p text:style-name="P4">6:00 pm Se procede a investigar como instalar un distribuidor linux en el beagleboard pues el kernel que tiene no es el adecuado para realizar el proyecto. <text:span text:style-name="T3">7:30</text:span></text:p>
            </text:list-item>
            <text:list-item>
              <text:p text:style-name="P5">8:00pm Se busca información de formas en las cuales se puede formatear una microSD en windows y en ubuntu, pero en cualquiera de los dos OS no se logró ya que no se reconoce la tarjeta, incluso cuando esta es reoconocida no permite la modificación de ninguno de sus archivos. (11:00pm)</text:p>
            </text:list-item>
          </text:list>
        </text:list-item>
      </text:list>
      <text:p text:style-name="P2">Semana 2 <text:span text:style-name="T4">(2 mayo – 8-mayo)</text:span></text:p>
      <text:list xml:id="list684933936271546668" text:style-name="L2">
        <text:list-item>
          <text:p text:style-name="P6">Lunes 2 de mayo:</text:p>
          <text:list>
            <text:list-item>
              <text:p text:style-name="P6">8:00am Se procede a probar la microSD con el adapter de otro compañero, la cual funcionó y se formateó y se le instaló el OS respectivo con el cual se puede realizar el proyecto.</text:p>
            </text:list-item>
            <text:list-item>
              <text:p text:style-name="P6">2:15pm Se inicia la investigación sobre qué es, descripción, funcionalidades <text:span text:style-name="T4">e implementación</text:span> de un LKM 4:00pm, la información se perdió pues no se guardó.</text:p>
            </text:list-item>
            <text:list-item>
              <text:p text:style-name="P6">9:30pm <text:span text:style-name="T4">Se continua con la investigación de un LKM y su implementación en C. 11:50pm</text:span></text:p>
            </text:list-item>
          </text:list>
        </text:list-item>
        <text:list-item>
          <text:p text:style-name="P7">Martes 3 de mayo:</text:p>
          <text:list>
            <text:list-item>
              <text:p text:style-name="P7">1:30am Se finalizó un ejemplo de LKM básico, donde se realiza un cambio de variable en el kernel, también se hizo un makefile para compilar el lkm y crear el archivo .ko (3:00am)</text:p>
            </text:list-item>
            <text:list-item>
              <text:p text:style-name="P7">3:50am se investiga sobre la escritura <text:s/>y lectura de archivos con el LKM <text:span text:style-name="T5">5:00am</text:span></text:p>
            </text:list-item>
            <text:list-item>
              <text:p text:style-name="P8">10:00am Se continua con la investigación e implementación <text:span text:style-name="T6">de lectura y escritura de archivos en el kernel</text:span></text:p>
            </text:list-item>
            <text:list-item>
              <text:p text:style-name="P9">2:00pm se hicieron prueba con el beagleboard conectado a un monitor por medio de salida HDMI a un adaptador para conectar con VGA y se presentaron errores de resolucion, por lo cual no se podía distinguir o visualizar mientras esta booteab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5:13:28.867054500</meta:creation-date>
    <meta:generator>LibreOffice/5.1.2.2$Linux_X86_64 LibreOffice_project/10m0$Build-2</meta:generator>
    <dc:date>2016-05-04T00:53:21.312975847</dc:date>
    <meta:editing-duration>PT9H3M50S</meta:editing-duration>
    <meta:editing-cycles>8</meta:editing-cycles>
    <meta:document-statistic meta:table-count="0" meta:image-count="0" meta:object-count="0" meta:page-count="1" meta:paragraph-count="15" meta:word-count="342" meta:character-count="1878" meta:non-whitespace-character-count="1561"/>
  </office:meta>
</office:document-meta>
</file>